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left="0cm" fo:margin-right="0cm" fo:margin-top="0cm" fo:margin-bottom="0cm" style:contextual-spacing="false" fo:orphans="1" fo:text-indent="0cm" style:auto-text-indent="false"/>
      <style:text-properties loext:padding="0cm" loext:border="none"/>
    </style:style>
    <style:style style:name="P3" style:family="paragraph" style:parent-style-name="Text_20_body" style:list-style-name="L2"/>
    <style:style style:name="T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laro, aquí te doy algunas ideas de procesos que se pueden automatizar mediante código para un proyecto universitario:</text:p>
      <text:list xml:id="list2209185666" text:style-name="L1">
        <text:list-item>
          <text:p text:style-name="P1">Automatización de correos electrónicos: Crea un programa que automatice el envío de correos electrónicos a una lista de destinatarios. Puedes incluir funciones como el seguimiento de aperturas y clics, personalización de mensajes y programación de envíos.</text:p>
        </text:list-item>
        <text:list-item>
          <text:p text:style-name="P1">Organizador de archivos: Crea un programa que organice automáticamente archivos en carpetas según su tipo (por ejemplo, documentos, imágenes, música, etc.). Puedes incluir funciones como la eliminación de duplicados, la creación de copias de seguridad y la optimización de imágenes.</text:p>
        </text:list-item>
        <text:list-item>
          <text:p text:style-name="P1">Asistente de citas: Crea un programa que automatice la creación y seguimiento de citas. Puedes incluir funciones como la programación automática de recordatorios, la integración con calendarios y la posibilidad de cancelar o reprogramar citas.</text:p>
        </text:list-item>
        <text:list-item>
          <text:p text:style-name="P1">Generador de informes: Crea un programa que genere informes automáticamente a partir de una serie de datos. Puedes incluir funciones como la creación de gráficos, tablas y resúmenes estadísticos.</text:p>
        </text:list-item>
        <text:list-item>
          <text:p text:style-name="P1">Asistente de tareas: Crea un programa que te ayude a organizar y seguir tus tareas diarias. Puedes incluir funciones como la priorización de tareas, la programación de recordatorios y la posibilidad de marcar tareas como completadas.</text:p>
        </text:list-item>
        <text:list-item>
          <text:p text:style-name="P1">Automatización de procesos de negocios: Crea un programa para automatizar procesos de negocios como la gestión de inventarios, la facturación, la gestión de clientes, la contabilidad.</text:p>
        </text:list-item>
      </text:list>
      <text:p text:style-name="Text_20_body">Espero que estas ideas te ayuden a comenzar tu proyecto. recuerda que es importante elegir una idea que te interese y te motivé, para tener una mejor experiencia y aprendizaje en tu proyecto.</text:p>
      <text:p text:style-name="P2"><draw:frame draw:style-name="fr2" draw:name="Imagen1" text:anchor-type="as-char" svg:width="2cm" svg:height="1cm" draw:z-index="0"><draw:image xlink:href="Pictures/1000004E0000000000000000DB8080F90BBAFF57.svg" xlink:type="simple" xlink:show="embed" xlink:actuate="onLoad" draw:mime-type="image/svg+xml"/></draw:frame><draw:frame draw:style-name="fr1" draw:name="Imagen2" text:anchor-type="char" svg:x="0cm" svg:width="0.041cm" svg:height="0.041cm" draw:z-index="1"><draw:image xlink:href="https://chat.openai.com/_next/image?url=https%3A%2F%2Flh3.googleusercontent.com%2Fa%2FAEdFTp4r0B-Vsq61niFoyOFoLcVWk5ApGvAKvJF4RKql%3Ds96-c&amp;w=64&amp;q=75" xlink:type="simple" xlink:show="embed" xlink:actuate="onLoad"/><svg:title>6B-50-García, Brayan Emanuel</svg:title></draw:frame></text:p>
      <text:p text:style-name="Text_20_body">me ayudas con la segunda idea por favor</text:p>
      <text:p text:style-name="Text_20_body">Claro, aquí te doy un ejemplo de cómo podrías automatizar la organización de archivos mediante un programa:</text:p>
      <text:list xml:id="list803725827" text:style-name="L2">
        <text:list-item>
          <text:p text:style-name="P3">Primero, necesitarás crear una estructura de carpetas para organizar los archivos. Puedes tener carpetas para documentos, imágenes, música, videos, etc.</text:p>
        </text:list-item>
        <text:list-item>
          <text:p text:style-name="P3">Luego, necesitarás escribir un código que busque los archivos en una carpeta específica (por ejemplo, la carpeta "Descargas") y los mueva a las carpetas correspondientes según su tipo. Puedes utilizar las extensiones de los archivos para determinar su tipo (por ejemplo, .doc para documentos, .jpg para imágenes, etc.).</text:p>
        </text:list-item>
        <text:list-item>
          <text:p text:style-name="P3">Puedes también incluir una función para la eliminación de duplicados, esto se logra comparando el nombre y tamaño de los archivos, eliminando aquellos que sean iguales.</text:p>
        </text:list-item>
        <text:list-item>
          <text:p text:style-name="P3">Una función de creación de copias de seguridad, esto se logra copiando los archivos a una carpeta específica, para tener un respaldo de los mismos.</text:p>
        </text:list-item>
        <text:list-item>
          <text:p text:style-name="P3"><text:soft-page-break/>Puedes incluir una función de optimización de imágenes, esto se logra reduciendo el tamaño de las imágenes sin afectar su calidad.</text:p>
        </text:list-item>
        <text:list-item>
          <text:p text:style-name="P3">Por último, puedes programar el script para que se ejecute automáticamente en un horario específico, para que los archivos se organizan regularmente.</text:p>
        </text:list-item>
      </text:list>
      <text:p text:style-name="Text_20_body">Espero que esta información te sea útil para comenzar tu proyecto. Recuerda que es importante investigar las diferentes librerías y funciones que puedes utilizar para automatizar tus procesos, esto te ayudará a escribir el código de manera más eficiente.</text:p>
      <text:p text:style-name="Standard">import os</text:p>
      <text:p text:style-name="Standard">import shutil</text:p>
      <text:p text:style-name="Standard"/>
      <text:p text:style-name="Standard"># Definir carpetas de destino</text:p>
      <text:p text:style-name="Standard">documents_folder = "Documents"</text:p>
      <text:p text:style-name="Standard">images_folder = "Images"</text:p>
      <text:p text:style-name="Standard">music_folder = "Music"</text:p>
      <text:p text:style-name="Standard">videos_folder = "Videos"</text:p>
      <text:p text:style-name="Standard"/>
      <text:p text:style-name="Standard"># Ruta de la carpeta a analizar</text:p>
      <text:p text:style-name="Standard">downloads_folder = "Downloads"</text:p>
      <text:p text:style-name="Standard"/>
      <text:p text:style-name="Standard"># Recorrer cada archivo en la carpeta de descargas</text:p>
      <text:p text:style-name="Standard">for file in os.listdir(downloads_folder):</text:p>
      <text:p text:style-name="Standard"><text:s text:c="4"/>file_path = os.path.join(downloads_folder, file)</text:p>
      <text:p text:style-name="Standard"><text:s text:c="4"/># Verificar si el archivo es un archivo regular</text:p>
      <text:p text:style-name="Standard"><text:s text:c="4"/>if os.path.isfile(file_path):</text:p>
      <text:p text:style-name="Standard"><text:s text:c="8"/># Obtener la extensión del archivo</text:p>
      <text:p text:style-name="Standard"><text:s text:c="8"/>extension = os.path.splitext(file)[1]</text:p>
      <text:p text:style-name="Standard"><text:s text:c="8"/># Verificar si el archivo es un documento</text:p>
      <text:p text:style-name="Standard"><text:s text:c="8"/>if extension in [".doc", ".docx", ".pdf"]:</text:p>
      <text:p text:style-name="Standard"><text:s text:c="12"/>shutil.move(file_path, os.path.join(documents_folder, file))</text:p>
      <text:p text:style-name="Standard"><text:s text:c="8"/># Verificar si el archivo es una imagen</text:p>
      <text:p text:style-name="Standard"><text:s text:c="8"/>elif extension in [".jpg", ".png", ".gif"]:</text:p>
      <text:p text:style-name="Standard"><text:s text:c="12"/>shutil.move(file_path, os.path.join(images_folder, file))</text:p>
      <text:p text:style-name="Standard"><text:s text:c="8"/># Verificar si el archivo es música</text:p>
      <text:p text:style-name="Standard"><text:s text:c="8"/>elif extension in [".mp3", ".wav"]:</text:p>
      <text:p text:style-name="Standard"><text:s text:c="12"/>shutil.move(file_path, os.path.join(music_folder, file))</text:p>
      <text:p text:style-name="Standard"><text:s text:c="8"/># Verificar si el archivo es un video</text:p>
      <text:p text:style-name="Standard"><text:s text:c="8"/>elif extension in [".mp4", ".mkv", ".avi"]:</text:p>
      <text:p text:style-name="Standard"><text:s text:c="12"/>shutil.move(file_path, os.path.join(videos_folder, f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3:52:24.574664076</meta:creation-date>
    <dc:date>2023-01-27T13:53:03.834259584</dc:date>
    <meta:editing-duration>PT40S</meta:editing-duration>
    <meta:editing-cycles>1</meta:editing-cycles>
    <meta:document-statistic meta:table-count="0" meta:image-count="2" meta:object-count="0" meta:page-count="2" meta:paragraph-count="46" meta:word-count="625" meta:character-count="4372" meta:non-whitespace-character-count="3664"/>
    <meta:generator>LibreOffice/7.3.7.2$Linux_X86_64 LibreOffice_project/30$Build-2</meta:generator>
  </office:meta>
</office:document-meta>
</file>